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 fo:margin-left="49.65pt" fo:text-indent="-49.65pt" fo:margin-top="4.00pt"/>
    </style:style>
    <style:style style:name="P2" style:family="paragraph">
      <style:paragraph-properties fo:line-height="100.00%" fo:text-align="justify" fo:margin-left="28.05pt" fo:text-indent="-28.05pt" fo:margin-top="12.00pt"/>
    </style:style>
    <style:style style:name="P3" style:family="paragraph">
      <style:paragraph-properties fo:line-height="100.00%" fo:text-align="justify" fo:margin-left="28.05pt" fo:text-indent="-28.05pt" fo:margin-top="6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" style:family="paragraph">
      <style:paragraph-properties fo:line-height="100.00%" fo:text-align="center" fo:margin-left="28.00pt" fo:text-indent="-28.00pt" fo:margin-top="6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8" style:family="paragraph">
      <style:paragraph-properties fo:line-height="100.00%" fo:text-align="left" fo:margin-left="28.00pt" fo:text-indent="-28.00pt" fo:margin-top="6.00pt"/>
    </style:style>
    <style:style style:name="P9" style:family="paragraph">
      <style:paragraph-properties fo:line-height="100.00%" fo:text-align="left" fo:margin-top="6.00pt"/>
    </style:style>
    <style:style style:name="P10" style:family="paragraph">
      <style:paragraph-properties fo:line-height="100.00%" fo:text-align="left" fo:margin-left="28.00pt" fo:text-indent="-28.00pt" fo:margin-top="6.00pt"/>
    </style:style>
    <style:style style:name="P11" style:family="paragraph">
      <style:paragraph-properties fo:line-height="100.00%" fo:text-align="left" fo:margin-top="6.00pt"/>
    </style:style>
    <style:style style:name="P12" style:family="paragraph">
      <style:paragraph-properties fo:line-height="100.00%" fo:text-align="left" fo:margin-left="28.00pt" fo:text-indent="-28.00pt" fo:margin-top="6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4" style:family="paragraph">
      <style:paragraph-properties fo:line-height="100.00%" fo:text-align="justify" fo:margin-left="28.00pt" fo:text-indent="-28.00pt" fo:margin-top="6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6" style:family="paragraph">
      <style:paragraph-properties fo:line-height="100.00%" fo:text-align="center" fo:margin-left="28.00pt" fo:text-indent="-28.00pt" fo:margin-top="6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9" style:family="paragraph">
      <style:paragraph-properties fo:line-height="100.00%" fo:text-align="left" fo:margin-left="28.00pt" fo:text-indent="-28.00pt" fo:margin-top="6.00pt"/>
    </style:style>
    <style:style style:name="P20" style:family="paragraph">
      <style:paragraph-properties fo:line-height="100.00%" fo:text-align="left" fo:margin-top="6.00pt"/>
    </style:style>
    <style:style style:name="P21" style:family="paragraph">
      <style:paragraph-properties fo:line-height="100.00%" fo:text-align="left" fo:margin-left="28.00pt" fo:text-indent="-28.00pt" fo:margin-top="6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3" style:family="paragraph">
      <style:paragraph-properties fo:line-height="100.00%" fo:text-align="justify" fo:margin-left="28.00pt" fo:text-indent="-28.00pt" fo:margin-top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5" style:family="paragraph">
      <style:paragraph-properties fo:line-height="100.00%" fo:text-align="center" fo:margin-left="28.00pt" fo:text-indent="-28.00pt" fo:margin-top="6.00p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8" style:family="paragraph">
      <style:paragraph-properties fo:line-height="100.00%" fo:text-align="left" fo:margin-left="28.00pt" fo:text-indent="-28.00pt" fo:margin-top="6.00pt"/>
    </style:style>
    <style:style style:name="P29" style:family="paragraph">
      <style:paragraph-properties fo:line-height="100.00%" fo:text-align="left" fo:margin-top="6.00pt"/>
    </style:style>
    <style:style style:name="P30" style:family="paragraph">
      <style:paragraph-properties fo:line-height="100.00%" fo:text-align="left" fo:margin-left="28.00pt" fo:text-indent="-28.00pt" fo:margin-top="6.00pt"/>
    </style:style>
    <style:style style:name="P31" style:family="paragraph">
      <style:paragraph-properties fo:line-height="100.00%" fo:text-align="left" fo:margin-top="6.00pt"/>
    </style:style>
    <style:style style:name="P32" style:family="paragraph">
      <style:paragraph-properties fo:line-height="100.00%" fo:text-align="left" fo:margin-left="28.00pt" fo:text-indent="-28.00pt" fo:margin-top="6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4" style:family="paragraph">
      <style:paragraph-properties fo:line-height="100.00%" fo:text-align="justify" fo:margin-left="28.00pt" fo:text-indent="-28.00pt" fo:margin-top="6.00p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6" style:family="paragraph">
      <style:paragraph-properties fo:line-height="100.00%" fo:text-align="center" fo:margin-left="28.00pt" fo:text-indent="-28.00pt" fo:margin-top="6.00p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9" style:family="paragraph">
      <style:paragraph-properties fo:line-height="100.00%" fo:text-align="left" fo:margin-left="28.00pt" fo:text-indent="-28.00pt" fo:margin-top="6.00pt"/>
    </style:style>
    <style:style style:name="P40" style:family="paragraph">
      <style:paragraph-properties fo:line-height="100.00%" fo:text-align="left" fo:margin-top="6.00pt"/>
    </style:style>
    <style:style style:name="P41" style:family="paragraph">
      <style:paragraph-properties fo:line-height="100.00%" fo:text-align="left" fo:margin-left="28.00pt" fo:text-indent="-28.00pt" fo:margin-top="6.00p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3" style:family="paragraph">
      <style:paragraph-properties fo:line-height="100.00%" fo:text-align="justify" fo:margin-left="28.00pt" fo:text-indent="-28.00pt" fo:margin-top="6.00p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5" style:family="paragraph">
      <style:paragraph-properties fo:line-height="100.00%" fo:text-align="center" fo:margin-left="28.00pt" fo:text-indent="-28.00pt" fo:margin-top="6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48" style:family="paragraph">
      <style:paragraph-properties fo:line-height="100.00%" fo:text-align="left" fo:margin-left="28.00pt" fo:text-indent="-28.00pt" fo:margin-top="6.00pt"/>
    </style:style>
    <style:style style:name="P49" style:family="paragraph">
      <style:paragraph-properties fo:line-height="100.00%" fo:text-align="left" fo:margin-top="6.00pt"/>
    </style:style>
    <style:style style:name="P50" style:family="paragraph">
      <style:paragraph-properties fo:line-height="100.00%" fo:text-align="left" fo:margin-left="28.00pt" fo:text-indent="-28.00pt" fo:margin-top="6.00p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2" style:family="paragraph">
      <style:paragraph-properties fo:line-height="100.00%" fo:text-align="justify" fo:margin-left="28.00pt" fo:text-indent="-28.00pt" fo:margin-top="6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68056in"/>
    </style:style>
    <style:style style:name="TableCell01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 style:min-row-height="0.634722in"/>
    </style:style>
    <style:style style:name="TableCell01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6.300000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 style:min-row-height="0.268056in"/>
    </style:style>
    <style:style style:name="TableCell02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 style:min-row-height="0.634722in"/>
    </style:style>
    <style:style style:name="TableCell02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6.300000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 style:min-row-height="0.268056in"/>
    </style:style>
    <style:style style:name="TableCell03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 style:min-row-height="0.634722in"/>
    </style:style>
    <style:style style:name="TableCell03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6.300000in"/>
    </style:style>
    <style:style style:name="Table04" style:family="table">
      <style:table-properties style:width="6.300000in" fo:margin-left="0.000000in" style:writing-mode="lr" table:align="left" style:may-break-between-rows="true"/>
    </style:style>
    <style:style style:name="TableRow0400" style:family="table-row">
      <style:table-row-properties style:min-row-height="0.268056in"/>
    </style:style>
    <style:style style:name="TableCell04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401" style:family="table-row">
      <style:table-row-properties style:min-row-height="0.634722in"/>
    </style:style>
    <style:style style:name="TableCell04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500" style:family="table-column">
      <style:table-column-properties style:column-width="6.300000in"/>
    </style:style>
    <style:style style:name="Table05" style:family="table">
      <style:table-properties style:width="6.300000in" fo:margin-left="0.000000in" style:writing-mode="lr" table:align="left" style:may-break-between-rows="true"/>
    </style:style>
    <style:style style:name="TableRow0500" style:family="table-row">
      <style:table-row-properties style:min-row-height="0.268056in"/>
    </style:style>
    <style:style style:name="TableCell05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501" style:family="table-row">
      <style:table-row-properties style:min-row-height="0.634722in"/>
    </style:style>
    <style:style style:name="TableCell05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Verification document</text:span></text:p>
      <text:p text:style-name="P2"><text:span text:style-name="T2">Program or utility to verify:</text:span><text:span text:style-name="T3"><text:s/>rm</text:span></text:p>
      <text:p text:style-name="P3"><text:span text:style-name="T4">Author(s) of the program:</text:span><text:span text:style-name="T5"><text:s/>Jon Rubio</text:span></text:p>
      <text:p text:style-name="P3"><text:span text:style-name="T6">Author(s) of the verification document:</text:span><text:span text:style-name="T7"><text:s/>Jon Rubio</text:span></text:p>
      <text:p text:style-name="P3"><text:span text:style-name="T8">Author(s) of the verification:</text:span><text:span text:style-name="T9"><text:s/>Jon Rubio</text:span></text:p>
      <text:p text:style-name="P3"><text:span text:style-name="T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">1</text:span><text:span text:style-name="T12">st</text:span><text:span text:style-name="T13">verification case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Objective</text:span><text:span text:style-name="T16">: be able to remove or delete files that are inside the game. Currenty in the "Home" directory. Here we proves with wrong structure.</text:span></text:p>
            <text:p text:style-name="P8"><text:span text:style-name="T17">Input</text:span><text:span text:style-name="T18">: rm</text:span></text:p>
            <text:p text:style-name="P9"><text:span text:style-name="T19">Previewed output</text:span><text:span text:style-name="T20">:</text:span></text:p>
            <text:p text:style-name="P9"><text:span text:style-name="T21">The console it's going to print like a warning message explaining what do you need to works well (</text:span><text:span text:style-name="T22">rm: missing operand).</text:span></text:p>
            <text:p text:style-name="P10"><text:span text:style-name="T23">Verification output</text:span><text:span text:style-name="T24">: </text:span></text:p>
            <text:p text:style-name="P11"><text:span text:style-name="T25">The program prints a warning mesage (</text:span><text:span text:style-name="T26">rm: missing operand).</text:span></text:p>
            <text:p text:style-name="P12"><text:span text:style-name="T27">Explanation</text:span><text:span text:style-name="T28">: </text:span></text:p>
            <text:p text:style-name="P12"><text:span text:style-name="T29">In that case, it's not going to work because you need to say what file or directory wanna remove.</text:span><text:span text:style-name="T30"/></text:p>
          </table:table-cell>
        </table:table-row>
      </table:table>
      <text:p text:style-name="P14"><text:span text:style-name="T30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6"><text:span text:style-name="T31">2</text:span><text:span text:style-name="T32">nd</text:span><text:span text:style-name="T33">verification case</text:span><text:span text:style-name="T34"/></text:p>
          </table:table-cell>
        </table:table-row>
        <table:table-row table:style-name="TableRow0201">
          <table:table-cell table:style-name="TableCell020100">
            <text:p text:style-name="P19"><text:span text:style-name="T35">Objective</text:span><text:span text:style-name="T36">: be able to remove or delete files that are inside the game. Currenty in the "Home" directory.</text:span></text:p>
            <text:p text:style-name="P19"><text:span text:style-name="T37">Input</text:span><text:span text:style-name="T38">: rm bed</text:span></text:p>
            <text:p text:style-name="P20"><text:span text:style-name="T39">Previewed output</text:span><text:span text:style-name="T40">:</text:span></text:p>
            <text:p text:style-name="P20"><text:span text:style-name="T41">The item "bed" should be deleted.</text:span></text:p>
            <text:p text:style-name="P21"><text:span text:style-name="T42">Verification output</text:span><text:span text:style-name="T43">: </text:span></text:p>
            <text:p text:style-name="P21"><text:span text:style-name="T44">The item has been deleted.</text:span></text:p>
            <text:p text:style-name="P21"><text:span text:style-name="T45">Explanation</text:span><text:span text:style-name="T46">: </text:span></text:p>
            <text:p text:style-name="P21"><text:span text:style-name="T47">It's correct structure and avaliable item, so deletes.</text:span><text:span text:style-name="T48"/></text:p>
          </table:table-cell>
        </table:table-row>
      </table:table>
      <text:p text:style-name="P23"><text:span text:style-name="T48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5"><text:span text:style-name="T49">3</text:span><text:span text:style-name="T50">rd</text:span><text:span text:style-name="T51">verification case</text:span><text:span text:style-name="T52"/></text:p>
          </table:table-cell>
        </table:table-row>
        <table:table-row table:style-name="TableRow0301">
          <table:table-cell table:style-name="TableCell030100">
            <text:p text:style-name="P28"><text:span text:style-name="T53">Objective</text:span><text:span text:style-name="T54">: : be able to remove or delete files that are inside the game. Currenty in the "Home" directory. Here an item that not exist, to prove.</text:span></text:p>
            <text:p text:style-name="P28"><text:span text:style-name="T55">Input</text:span><text:span text:style-name="T56">: rm TestFile</text:span></text:p>
            <text:p text:style-name="P29"><text:span text:style-name="T57">Previewed output</text:span><text:span text:style-name="T58">:</text:span></text:p>
            <text:p text:style-name="P29"><text:span text:style-name="T59">The console should print an error (No such file or directory).</text:span></text:p>
            <text:p text:style-name="P30"><text:span text:style-name="T60">Verification output</text:span><text:span text:style-name="T61">: </text:span></text:p>
            <text:p text:style-name="P31"><text:span text:style-name="T62">The program prints the error (No such file or directory).</text:span></text:p>
            <text:p text:style-name="P32"><text:span text:style-name="T63">Explanation</text:span><text:span text:style-name="T64">: </text:span></text:p>
            <text:p text:style-name="P32"><text:span text:style-name="T65">It doesn't exist the item, so thats why it prints an error.</text:span><text:span text:style-name="T66"/></text:p>
          </table:table-cell>
        </table:table-row>
      </table:table>
      <text:p text:style-name="P34"><text:span text:style-name="T67">Add as many cases as you need.</text:span></text:p>
      <text:p text:style-name="P34"><text:span text:style-name="T68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6"><text:span text:style-name="T69">4</text:span><text:span text:style-name="T70">rd</text:span><text:span text:style-name="T71">verification case</text:span><text:span text:style-name="T72"/></text:p>
          </table:table-cell>
        </table:table-row>
        <table:table-row table:style-name="TableRow0401">
          <table:table-cell table:style-name="TableCell040100">
            <text:p text:style-name="P39"><text:span text:style-name="T73">Objective</text:span><text:span text:style-name="T74">: : be able to remove or delete files that are inside the game. Currenty in the "Home" directory. Here we prove removing a directory.</text:span></text:p>
            <text:p text:style-name="P39"><text:span text:style-name="T75">Input</text:span><text:span text:style-name="T76">: rm Valley</text:span></text:p>
            <text:p text:style-name="P40"><text:span text:style-name="T77">Previewed output</text:span><text:span text:style-name="T78">:</text:span></text:p>
            <text:p text:style-name="P40"><text:span text:style-name="T79">The console should print an error (No such file or directory).</text:span></text:p>
            <text:p text:style-name="P41"><text:span text:style-name="T80">Verification output</text:span><text:span text:style-name="T81">: </text:span></text:p>
            <text:p text:style-name="P41"><text:span text:style-name="T82">The program prints the error (No such file or directory).</text:span></text:p>
            <text:p text:style-name="P41"><text:span text:style-name="T83">Explanation</text:span><text:span text:style-name="T84">: </text:span></text:p>
            <text:p text:style-name="P41"><text:span text:style-name="T85">Expected behavior, it shouldn't let you delete directories.</text:span><text:span text:style-name="T86"/></text:p>
          </table:table-cell>
        </table:table-row>
      </table:table>
      <text:p text:style-name="P43"><text:span text:style-name="T87">Add as many cases as you need.</text:span></text:p>
      <text:p text:style-name="P43"><text:span text:style-name="T88"/></text:p>
      <text:p text:style-name="P43"><text:span text:style-name="T88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5"><text:span text:style-name="T89">Missing verification cases by the verifiers</text:span><text:span text:style-name="T90"/></text:p>
          </table:table-cell>
        </table:table-row>
        <table:table-row table:style-name="TableRow0501">
          <table:table-cell table:style-name="TableCell050100">
            <text:p text:style-name="P48"><text:span text:style-name="T91">Objective</text:span><text:span text:style-name="T92">:</text:span></text:p>
            <text:p text:style-name="P48"><text:span text:style-name="T93">Input</text:span><text:span text:style-name="T94">: </text:span></text:p>
            <text:p text:style-name="P49"><text:span text:style-name="T95">Previewed output</text:span><text:span text:style-name="T96">:</text:span></text:p>
            <text:p text:style-name="P49"><text:span text:style-name="T97"/></text:p>
            <text:p text:style-name="P50"><text:span text:style-name="T98">Verification output</text:span><text:span text:style-name="T99">: </text:span></text:p>
            <text:p text:style-name="P50"><text:span text:style-name="T100"/></text:p>
            <text:p text:style-name="P50"><text:span text:style-name="T101">Explanation:<text:s/></text:span><text:span text:style-name="T102"/></text:p>
          </table:table-cell>
        </table:table-row>
      </table:table>
      <text:p text:style-name="P52"><text:span text:style-name="T103">Add as many cases as you ne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